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umnSetup.initializeColumnWidth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lumnSetup.getColumn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lumnSetup.getXOffset( int col , PercentBase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lumnSetup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umnSetup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umnSetup.getColumn( int 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lumnSetup.prepareColumn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olumnSetup.ColumnSetup( Table 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umnSetup.getSumOfColumnWidths( PercentBase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lumnSetup.computeTableUnit( TableLayoutManager t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umnSetup.computeTableUnit( PercentBaseContext percentBaseContext , int contentAreaIP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